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adornments="Regular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text-transform="uppercase"/>
    </style:style>
    <style:style style:name="P3" style:family="paragraph" style:parent-style-name="Table_20_Contents">
      <style:paragraph-properties fo:text-align="end" style:justify-single-word="false" fo:background-color="transparent" style:vertical-align="auto">
        <style:background-image/>
      </style:paragraph-properties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Table_20_Contents">
      <style:paragraph-properties fo:margin-left="0.4972in" fo:margin-right="-0.0028in" fo:text-align="start" style:justify-single-word="false" fo:text-indent="0in" style:auto-text-indent="false" style:vertical-align="middl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-0.0028in" fo:margin-right="0.5217in" fo:text-align="end" style:justify-single-word="false" fo:text-indent="0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line-height="200%" fo:text-indent="0.5in" style:auto-text-indent="false"/>
      <style:text-properties fo:font-style="normal" style:font-style-asian="normal" style:font-style-complex="normal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margin-left="0in" fo:margin-right="0in" fo:line-height="200%" fo:text-indent="0.5in" style:auto-text-indent="false" style:page-number="auto"/>
    </style:style>
    <style:style style:name="P10" style:family="paragraph" style:parent-style-name="Standard">
      <style:paragraph-properties fo:margin-left="0in" fo:margin-right="0in" fo:line-height="200%" fo:text-indent="0.5in" style:auto-text-indent="false"/>
      <style:text-properties fo:font-style="normal" style:font-style-asian="normal" style:font-style-complex="normal"/>
    </style:style>
    <style:style style:name="T1" style:family="text">
      <style:text-properties fo:font-size="20pt" fo:font-weight="bold" fo:background-color="transparent" style:font-size-asian="20pt" style:font-size-complex="20pt" style:font-relief="none"/>
    </style:style>
    <style:style style:name="T2" style:family="text">
      <style:text-properties fo:font-variant="normal" fo:text-transform="none" fo:color="#000000" style:font-name="Impact" fo:font-size="14pt" fo:font-weight="normal" fo:background-color="transparent" style:font-size-asian="14pt" style:font-weight-asian="normal" style:font-size-complex="14pt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text-transform="uppercase" fo:color="#c0c0c0" style:font-name="Arial Black" fo:font-size="8pt" fo:font-weight="bold" style:font-size-asian="9pt" style:font-weight-asian="bold" style:font-size-complex="9pt" style:font-weight-complex="bold"/>
    </style:style>
    <style:style style:name="T5" style:family="text">
      <style:text-properties style:font-name="Arial Narrow" fo:font-size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lcome to my online portfolio, <text:a xlink:type="simple" xlink:href="http://www.xiaofeigao.com/"><text:span text:style-name="T6">www.xiaofeigao.com</text:span></text:a><text:span text:style-name="T7">. </text:span></text:p>
      <text:p text:style-name="P7">As I show in my resume, I am a trained industrial engineer. <text:s/>I am a Master of Science in Industrial and Management Systems Engineering (IMSE) from the University of Nebraska – Lincoln, and also a Bachelor of Science in Industrial Engineering from Xi'an Institute of Technology. <text:s/>I have served as a Lean Production Supervisor from JianAn Auto Co. Ltd. in Chengdu and as a Marketing Investigator for EMG Machine Co. Ltd in Beijing. <text:s/>Additionally, I worked as a research assistant for RFID and Supply Chain Lab at the University of Nebraska (RfSCL @ UNL), where I applied the latest industrial engineering research for local companies. <text:s/></text:p>
      <text:p text:style-name="P7">When you are finished, please contact me at <text:a xlink:type="simple" xlink:href="mailto:gao1217@gmail.com">gao1217@gmail.com</text:a> or through my mobile phone, (402) 560-939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adornments="Regular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style:text-underline-style="none" fo:background-color="transparent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Index_20_Link" style:display-name="Index Link" style:family="text">
      <style:text-properties fo:font-style="italic" fo:font-weight="norma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08in" table:align="center" style:shadow="#808080 0.0701in 0.0701in"/>
    </style:style>
    <style:style style:name="Table3.A" style:family="table-column">
      <style:table-column-properties style:column-width="0.2778in"/>
    </style:style>
    <style:style style:name="Table3.B" style:family="table-column">
      <style:table-column-properties style:column-width="4.3354in"/>
    </style:style>
    <style:style style:name="Table3.C" style:family="table-column">
      <style:table-column-properties style:column-width="2.3076in"/>
    </style:style>
    <style:style style:name="Table3.A1" style:family="table-cell">
      <style:table-cell-properties fo:background-color="#ffffff" fo:padding="0.0382in" fo:border="none">
        <style:background-image/>
      </style:table-cell-properties>
    </style:style>
    <style:style style:name="Table1" style:family="table">
      <style:table-properties style:width="8in" table:align="center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4.0007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text-transform="uppercase"/>
    </style:style>
    <style:style style:name="P3" style:family="paragraph" style:parent-style-name="Table_20_Contents">
      <style:paragraph-properties fo:text-align="end" style:justify-single-word="false" fo:background-color="transparent" style:vertical-align="auto">
        <style:background-image/>
      </style:paragraph-properties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Table_20_Contents">
      <style:paragraph-properties fo:margin-left="0.4972in" fo:margin-right="-0.0028in" fo:text-align="start" style:justify-single-word="false" fo:text-indent="0in" style:auto-text-indent="false" style:vertical-align="middl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-0.0028in" fo:margin-right="0.5217in" fo:text-align="end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20pt" fo:font-weight="bold" fo:background-color="transparent" style:font-size-asian="20pt" style:font-size-complex="20pt" style:font-relief="none"/>
    </style:style>
    <style:style style:name="T2" style:family="text">
      <style:text-properties fo:font-variant="normal" fo:text-transform="none" fo:color="#000000" style:font-name="Impact" fo:font-size="14pt" fo:font-weight="normal" fo:background-color="transparent" style:font-size-asian="14pt" style:font-weight-asian="normal" style:font-size-complex="14pt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text-transform="uppercase" fo:color="#c0c0c0" style:font-name="Arial Black" fo:font-size="8pt" fo:font-weight="bold" style:font-size-asian="9pt" style:font-weight-asian="bold" style:font-size-complex="9pt" style:font-weight-complex="bold"/>
    </style:style>
    <style:style style:name="T5" style:family="text">
      <style:text-properties style:font-name="Arial Narrow" fo:font-size="8pt"/>
    </style:style>
    <style:page-layout style:name="pm1">
      <style:page-layout-properties fo:page-width="8.5in" fo:page-height="11in" style:num-format="1" style:print-orientation="portrait" fo:margin-top="0.7874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>
              <table:table-cell table:style-name="Table3.A1" office:value-type="string">
                <text:p text:style-name="P1"><text:a xlink:type="simple" xlink:href="http://www.xiaofeigao.com/"><text:span text:style-name="T1">G</text:span></text:a></text:p>
              </table:table-cell>
              <table:table-cell table:style-name="Table3.A1" office:value-type="string">
                <text:p text:style-name="P2"><text:a xlink:type="simple" xlink:href="http://www.xiaofeigao.com/"><text:span text:style-name="T2">Xiaofei Gao</text:span></text:a><text:span text:style-name="T3"><text:line-break/></text:span><text:a xlink:type="simple" xlink:href="http://www.xiaofeigao.com/"><text:span text:style-name="T4">INDUSTRIAL ENGINEER</text:span></text:a></text:p>
              </table:table-cell>
              <table:table-cell table:style-name="Table3.A1" office:value-type="string">
                <text:p text:style-name="P3"><text:a xlink:type="simple" xlink:href="http://www.xiaofeigao.com/"><text:span text:style-name="T5">www.xiaofeigao.com</text:span></text:a><text:a xlink:type="simple" xlink:href="../index.html"><text:span text:style-name="T5"><text:line-break/></text:span></text:a><text:a xlink:type="simple" xlink:href="mailto:gao1217@gmail.com"><text:span text:style-name="T5">gao1217@gmail.com</text:span></text:a></text:p>
              </table:table-cell>
            </table:table-row>
          </table:table-header-rows>
        </table:table>
        <text:p text:style-name="P4"/>
      </style:header>
      <style:footer>
        <text:p text:style-name="Standard"/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5">(c) 2008 Xiaofei Gao</text:p>
              </table:table-cell>
              <table:table-cell table:style-name="Table1.A1" office:value-type="string">
                <text:p text:style-name="P6">402.560.9392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6-07-29T12:22:36</meta:creation-date>
    <dc:creator>Dan</dc:creator>
    <dc:date>2008-02-19T08:55:48</dc:date>
    <meta:editing-cycles>43</meta:editing-cycles>
    <meta:editing-duration>PT49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" meta:word-count="140" meta:character-count="891"/>
  </office:meta>
</office:document-meta>
</file>